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NexusSans" svg:font-family="NexusSans, Arial, Helvetica, 'Lucida Sans Unicode', 'Microsoft Sans Serif', 'Segoe UI Symbol', STIXGeneral, 'Cambria Math', 'Arial Unicode MS', sans-serif"/>
    <style:font-face style:name="NexusSerif" svg:font-family="NexusSerif, Georgia, 'Times New Roman', Times, STIXGeneral, 'Cambria Math', 'Lucida Sans Unicode', 'Microsoft Sans Serif', 'Segoe UI Symbol', 'Arial Unicode MS', serif"/>
    <style:font-face style:name="monospace" svg:font-family="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</style:style>
    <style:style style:name="P2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2e2e2e" style:font-name="monospace" fo:font-size="15pt" fo:letter-spacing="normal" fo:font-style="normal" fo:font-weight="normal" fo:background-color="#f5f5f5" loext:padding="0cm" loext:border="none"/>
    </style:style>
    <style:style style:name="P3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2e2e2e" style:font-name="NexusSans" fo:font-size="15pt" fo:letter-spacing="normal" fo:font-style="normal" fo:font-weight="normal" fo:background-color="#f5f5f5" loext:padding="0cm" loext:border="none"/>
    </style:style>
    <style:style style:name="P4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2e2e2e" style:font-name="NexusSans" fo:font-size="15pt" fo:letter-spacing="normal" fo:font-style="normal" fo:font-weight="normal" loext:padding="0cm" loext:border="none"/>
    </style:style>
    <style:style style:name="P5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2e2e2e" fo:letter-spacing="normal" officeooo:paragraph-rsid="001ef70e" loext:padding="0cm" loext:border="none"/>
    </style:style>
    <style:style style:name="P6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2e2e2e" style:font-name="NexusSans" fo:font-size="15pt" fo:letter-spacing="normal" fo:font-style="normal" fo:font-weight="normal" fo:background-color="#f5f5f5" loext:padding="0cm" loext:border="none"/>
    </style:style>
    <style:style style:name="P7" style:family="paragraph" style:parent-style-name="Heading_20_3">
      <style:paragraph-properties fo:margin-left="0cm" fo:margin-right="0cm" fo:margin-top="0cm" fo:margin-bottom="0cm" loext:contextual-spacing="false" fo:line-height="133%" fo:orphans="2" fo:widows="2" fo:text-indent="0cm" style:auto-text-indent="false" fo:padding="0cm" fo:border="none"/>
      <style:text-properties fo:font-variant="normal" fo:text-transform="none" fo:color="#2e2e2e" style:font-name="NexusSans" fo:font-size="15pt" fo:letter-spacing="normal" fo:font-style="normal" fo:font-weight="normal" loext:padding="0cm" loext:border="none"/>
    </style:style>
    <style:style style:name="P8" style:family="paragraph" style:parent-style-name="Heading_20_3">
      <style:paragraph-properties fo:margin-left="0cm" fo:margin-right="0cm" fo:margin-top="0cm" fo:margin-bottom="0cm" loext:contextual-spacing="false" fo:line-height="133%" fo:orphans="2" fo:widows="2" fo:text-indent="0cm" style:auto-text-indent="false" fo:padding="0cm" fo:border="none"/>
      <style:text-properties fo:font-variant="normal" fo:text-transform="none" fo:color="#2e2e2e" style:font-name="NexusSans" fo:font-size="15pt" fo:letter-spacing="normal" fo:font-style="normal" fo:font-weight="normal" fo:background-color="#f5f5f5" loext:padding="0cm" loext:border="none"/>
    </style:style>
    <style:style style:name="T1" style:family="text">
      <style:text-properties fo:font-variant="normal" fo:text-transform="none" fo:color="#2e2e2e" style:text-line-through-style="none" style:text-line-through-type="none" style:font-name="NexusSerif" fo:letter-spacing="normal" fo:font-style="normal" style:text-underline-style="none" fo:font-weight="normal" style:text-blinking="false" fo:background-color="transparent" loext:char-shading-value="0" loext:padding-left="0cm" loext:padding-right="0cm" loext:padding-top="0cm" loext:padding-bottom="0.049cm" loext:border-left="none" loext:border-right="none" loext:border-top="none" loext:border-bottom="1.5pt solid #000000"/>
    </style:style>
    <style:style style:name="T2" style:family="text">
      <style:text-properties fo:font-variant="normal" fo:text-transform="none" fo:color="#2e2e2e" style:font-name="NexusSans" fo:font-size="15pt" fo:letter-spacing="normal" fo:font-style="normal" fo:font-weight="normal" loext:padding="0cm" loext:border="none"/>
    </style:style>
    <style:style style:name="T3" style:family="text">
      <style:text-properties fo:font-variant="normal" fo:text-transform="none" fo:color="#2e2e2e" style:font-name="NexusSans" fo:font-size="15pt" fo:letter-spacing="normal" fo:font-style="normal" fo:font-weight="normal" fo:background-color="#f5f5f5" loext:char-shading-value="0" loext:padding="0cm" loext:border="none"/>
    </style:style>
    <style:style style:name="T4" style:family="text">
      <style:text-properties fo:font-variant="normal" fo:text-transform="none" fo:color="#2e2e2e" style:font-name="NexusSans" fo:font-size="11.25pt" fo:letter-spacing="normal" fo:font-style="normal" fo:font-weight="normal" fo:background-color="#f5f5f5" loext:char-shading-value="0" loext:padding="0cm" loext:border="none"/>
    </style:style>
    <style:style style:name="T5" style:family="text">
      <style:text-properties fo:font-variant="normal" fo:text-transform="none" fo:color="#2e2e2e" style:font-name="monospace" fo:font-size="15pt" fo:letter-spacing="normal" fo:font-style="normal" fo:font-weight="normal" loext:padding="0cm" loext:border="none"/>
    </style:style>
    <style:style style:name="T6" style:family="text">
      <style:text-properties fo:font-variant="normal" fo:text-transform="none" fo:color="#2e2e2e" style:font-name="monospace" fo:font-size="15pt" fo:letter-spacing="normal" fo:font-style="normal" fo:font-weight="normal" fo:background-color="#f5f5f5" loext:char-shading-value="0" loext:padding="0cm" loext:border="none"/>
    </style:style>
    <style:style style:name="T7" style:family="text">
      <style:text-properties fo:font-variant="normal" fo:text-transform="none" fo:color="#0c7dbb" style:text-line-through-style="none" style:text-line-through-type="none" style:font-name="NexusSans" fo:font-size="15pt" fo:letter-spacing="normal" fo:font-style="normal" style:text-underline-style="none" fo:font-weight="normal" style:text-blinking="false" fo:background-color="transparent" loext:char-shading-value="0" loext:padding="0cm" loext:border="none"/>
    </style:style>
    <style:style style:name="T8" style:family="text">
      <style:text-properties fo:font-variant="normal" fo:text-transform="none" fo:color="#0c7dbb" style:text-line-through-style="none" style:text-line-through-type="none" style:font-name="NexusSans" fo:font-size="15pt" fo:letter-spacing="normal" fo:font-style="normal" style:text-underline-style="none" fo:font-weight="normal" style:text-blinking="false" fo:background-color="transparent" loext:char-shading-value="0" loext:padding-left="0cm" loext:padding-right="0cm" loext:padding-top="0cm" loext:padding-bottom="0.049cm" loext:border-left="none" loext:border-right="none" loext:border-top="none" loext:border-bottom="1.5pt solid #000000"/>
    </style:style>
    <style:style style:name="T9" style:family="text">
      <style:text-properties style:font-name="NexusSans" fo:font-size="15pt" fo:font-style="normal" fo:font-weight="normal"/>
    </style:style>
    <style:style style:name="T10" style:family="text">
      <style:text-properties style:font-name="monospac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text:bookmark text:name="tp-snippet-chp-title-B9780123745149000227"/><text:a xlink:type="simple" xlink:href="https://www.sciencedirect.com/science/article/pii/B9780123745149000227" text:style-name="Internet_20_link" text:visited-style-name="Visited_20_Internet_20_Link"><text:span text:style-name="T1">Logic Languages</text:span></text:a></text:h>
      <text:p text:style-name="P1"><text:span text:style-name="Citation"><text:span text:style-name="T2">Michael L. Scott, in </text:span></text:span><text:a xlink:type="simple" xlink:href="https://www.sciencedirect.com/book/9780123745149" text:style-name="Internet_20_link" text:visited-style-name="Visited_20_Internet_20_Link"><text:span text:style-name="Citation"><text:span text:style-name="T8">Programming Language Pragmatics (Third Edition)</text:span></text:span></text:a><text:span text:style-name="Citation"><text:span text:style-name="T2">, 2009</text:span></text:span></text:p>
      <text:h text:style-name="P7" text:outline-level="3">11.2.1 <text:bookmark text:name="B9780123745149000227-p549"/>Resolution and Unification</text:h>
      <text:p text:style-name="P6">Example 11.8</text:p>
      <text:h text:style-name="P8" text:outline-level="3">Resolution in Prolog</text:h>
      <text:p text:style-name="P1"><text:bookmark text:name="B9780123745149000227-p0290"/><text:span text:style-name="T3">The </text:span><text:span text:style-name="Emphasis"><text:span text:style-name="T3">resolution principle</text:span></text:span><text:span text:style-name="T3">, due to Robinson [Rob65], says that if </text:span><text:span text:style-name="Emphasis"><text:span text:style-name="T3">C</text:span></text:span><text:span text:style-name="T4">1</text:span><text:span text:style-name="T3"> and </text:span><text:span text:style-name="Emphasis"><text:span text:style-name="T3">C</text:span></text:span><text:span text:style-name="T4">2</text:span><text:span text:style-name="T3"> are Horn clauses and the head of </text:span><text:span text:style-name="Emphasis"><text:span text:style-name="T3">C</text:span></text:span><text:span text:style-name="T4">1</text:span><text:span text:style-name="T3"> matches one of the terms in the body of </text:span><text:span text:style-name="Emphasis"><text:span text:style-name="T3">C</text:span></text:span><text:span text:style-name="T4">2</text:span><text:span text:style-name="T3">, then we can replace the term in </text:span><text:span text:style-name="Emphasis"><text:span text:style-name="T3">C</text:span></text:span><text:span text:style-name="T4">2</text:span><text:span text:style-name="T3"> with the body of </text:span><text:span text:style-name="Emphasis"><text:span text:style-name="T3">C</text:span></text:span><text:span text:style-name="T4">1</text:span><text:span text:style-name="T3">. Consider the following example:</text:span></text:p>
      <text:p text:style-name="P2"><text:bookmark text:name="B9780123745149000227-p0295"/>takes(jane_doe, his201).</text:p>
      <text:p text:style-name="P2"><text:bookmark text:name="B9780123745149000227-p0300"/>takes(jane_doe, cs254).</text:p>
      <text:p text:style-name="P2"><text:bookmark text:name="B9780123745149000227-p0305"/>takes(ajit_chandra, art302).</text:p>
      <text:p text:style-name="P2"><text:bookmark text:name="B9780123745149000227-p0310"/>takes(ajit_chandra, cs254).</text:p>
      <text:p text:style-name="P2"><text:bookmark text:name="B9780123745149000227-p0315"/>classmates(X, Y) :- takes(X, Z), takes(Y, Z).</text:p>
      <text:p text:style-name="P3"><text:bookmark text:name="B9780123745149000227-p0320"/>If we let <text:span text:style-name="T10">X</text:span> be <text:span text:style-name="T10">jane_doe</text:span> and <text:span text:style-name="T10">Z</text:span> be <text:span text:style-name="T10">cs254</text:span>, wecan replace the first term on the right-hand side of the last clause with the (empty) body of the second clause, yielding the new rule</text:p>
      <text:p text:style-name="P2"><text:bookmark text:name="B9780123745149000227-p0325"/>classmates(jane_doe, Y) :- takes(Y, cs254).</text:p>
      <text:p text:style-name="P3"><text:bookmark text:name="B9780123745149000227-p0330"/>In other words, <text:span text:style-name="T10">Y</text:span> is a classmate of <text:span text:style-name="T10">jane_doe</text:span> if <text:span text:style-name="T10">Y</text:span> takes <text:span text:style-name="T10">cs254</text:span>.</text:p>
      <text:p text:style-name="P4"><text:bookmark text:name="B9780123745149000227-p0335"/>Note that the last rule has a variable (<text:span text:style-name="T10">Z</text:span>) on the right-hand side that does not appear in the head. Such variables are existentially quantified: for all <text:span text:style-name="T10">X</text:span> and <text:span text:style-name="T10">Y</text:span>, <text:span text:style-name="T10">X</text:span> and <text:span text:style-name="T10">Y</text:span> are classmates if there exists a class <text:span text:style-name="T10">Z</text:span> that they both take.</text:p>
      <text:p text:style-name="P1"><text:bookmark text:name="B9780123745149000227-p0340"/><text:span text:style-name="T2">The pattern-matching process used to associate </text:span><text:span text:style-name="T5">X</text:span><text:span text:style-name="T2"> with </text:span><text:span text:style-name="T5">jane_doe</text:span><text:span text:style-name="T2"> and </text:span><text:span text:style-name="T5">Z</text:span><text:span text:style-name="T2"> with </text:span><text:span text:style-name="T5">cs254</text:span><text:span text:style-name="T2"> is known as </text:span><text:span text:style-name="Emphasis"><text:span text:style-name="T2">unification</text:span></text:span><text:span text:style-name="T2">. Variables that are given values as a result of unification are said to be </text:span><text:span text:style-name="Emphasis"><text:span text:style-name="T2">instantiated</text:span></text:span><text:span text:style-name="T2">.</text:span></text:p>
      <text:p text:style-name="P5"><text:span text:style-name="T9">The unification rules for Prolog state that</text:span></text:p>
      <text:p text:style-name="P5">■ <text:bookmark text:name="B9780123745149000227-p0350"/><text:span text:style-name="T9">A constant unifies only with itself.</text:span></text:p>
      <text:p text:style-name="P5">■ <text:bookmark text:name="B9780123745149000227-p0355"/><text:span text:style-name="T9">Two structures unify if and only if they have the same functor and the same arity, and the corresponding arguments unify recursively.</text:span></text:p>
      <text:p text:style-name="P5"><text:soft-page-break/>■ <text:bookmark text:name="B9780123745149000227-p0360"/><text:span text:style-name="T9">A variable unifies with anything. If the other thing has a value, then the variable is instantiated. If the other thing is an uninstantiated variable, then the two variables are associated in such a way that if either is given a value later, that value will be shared by both.</text:span></text:p>
      <text:p text:style-name="P5"><text:span text:style-name="T9"/></text:p>
      <text:p text:style-name="P6">Example 11.9</text:p>
      <text:h text:style-name="P8" text:outline-level="3">Unification in Prolog and ML</text:h>
      <text:p text:style-name="P3"><text:bookmark text:name="B9780123745149000227-p0370"/>Unification of structures in Prolog is very much akin to ML's unification of the types of formal and actual parameters. A formal parameter of type <text:span text:style-name="T10">int * ’b list</text:span>, for example, will unify with an actual parameter of type ’<text:span text:style-name="T10">a * real list</text:span> in ML by instantiating ’<text:span text:style-name="T10">a</text:span> to <text:span text:style-name="T10">int</text:span> and ’<text:span text:style-name="T10">b</text:span> to <text:span text:style-name="T10">real</text:span>.</text:p>
      <text:p text:style-name="P3"/>
      <text:p text:style-name="P6">Example 11.10</text:p>
      <text:h text:style-name="P8" text:outline-level="3">Equality and Unification</text:h>
      <text:p text:style-name="P1"><text:bookmark text:name="B9780123745149000227-p0380"/><text:span text:style-name="T3">Equality in Prolog is defined in terms of “unifiability.” The goal </text:span><text:span text:style-name="T6">=(A, B)</text:span><text:span text:style-name="T3"> succeeds if and only if </text:span><text:span text:style-name="T6">A</text:span><text:span text:style-name="T3"> and </text:span><text:span text:style-name="T6">B</text:span><text:span text:style-name="T3"> can be unified. For the sake of convenience, the goal may be written as </text:span><text:span text:style-name="T6">A = B</text:span><text:span text:style-name="T3">; the infix notation is simply </text:span><text:a xlink:type="simple" xlink:href="https://www.sciencedirect.com/topics/computer-science/syntactic-sugar" text:style-name="Internet_20_link" text:visited-style-name="Visited_20_Internet_20_Link"><text:span text:style-name="T7">syntactic sugar</text:span></text:a><text:span text:style-name="T3">. In keeping with the rules above, we have</text:span></text:p>
      <text:p text:style-name="P2"><text:bookmark text:name="B9780123745149000227-p0385"/><text:bookmark text:name="B9780123745149000227-p550"/>?- a = a.</text:p>
      <text:p text:style-name="P2"><text:bookmark text:name="B9780123745149000227-p0390"/>Yes % constant unifies with itself</text:p>
      <text:p text:style-name="P2"><text:bookmark text:name="B9780123745149000227-p0395"/>?- a = b.</text:p>
      <text:p text:style-name="P2"><text:bookmark text:name="B9780123745149000227-p0400"/>No % but not with another constant</text:p>
      <text:p text:style-name="P2"><text:bookmark text:name="B9780123745149000227-p0405"/>?- foo(a, b) = foo(a, b).</text:p>
      <text:p text:style-name="P2"><text:bookmark text:name="B9780123745149000227-p0410"/>Yes % structures are recursively identical</text:p>
      <text:p text:style-name="P2"><text:bookmark text:name="B9780123745149000227-p0415"/>?- X = a.</text:p>
      <text:p text:style-name="P2"><text:bookmark text:name="B9780123745149000227-p0420"/>X = a ; % variable unifies with constant</text:p>
      <text:p text:style-name="P2"><text:bookmark text:name="B9780123745149000227-p0425"/>No % only once</text:p>
      <text:p text:style-name="P2"><text:bookmark text:name="B9780123745149000227-p0430"/>?- foo(a, b) = foo(X, b).</text:p>
      <text:p text:style-name="P2"><text:bookmark text:name="B9780123745149000227-p0435"/>X = a ; % arguments must unify</text:p>
      <text:p text:style-name="P2"><text:bookmark text:name="B9780123745149000227-p0440"/>No % only one possibility</text:p>
      <text:p text:style-name="P6">Example 11.11</text:p>
      <text:h text:style-name="P8" text:outline-level="3"><text:soft-page-break/>Unification Without Instantiation</text:h>
      <text:p text:style-name="P3"><text:bookmark text:name="B9780123745149000227-p0450"/>It is possible for two variables to be unified without instantiating them. If we type</text:p>
      <text:p text:style-name="P2"><text:bookmark text:name="B9780123745149000227-p0455"/>?- A = B.</text:p>
      <text:p text:style-name="P3"><text:bookmark text:name="B9780123745149000227-p0460"/>the interpreter will simply respond</text:p>
      <text:p text:style-name="P2"><text:bookmark text:name="B9780123745149000227-p0465"/>A = B</text:p>
      <text:p text:style-name="P3"><text:bookmark text:name="B9780123745149000227-p0470"/>If, however, we type</text:p>
      <text:p text:style-name="P2"><text:bookmark text:name="B9780123745149000227-p0475"/>?- A = B, A = a, B = Y.</text:p>
      <text:p text:style-name="P3"><text:bookmark text:name="B9780123745149000227-p0480"/>(unifying <text:span text:style-name="T10">A</text:span> and <text:span text:style-name="T10">B</text:span> before binding <text:span text:style-name="T10">a</text:span> to <text:span text:style-name="T10">A</text:span>) the interpreter will respond</text:p>
      <text:p text:style-name="P2"><text:bookmark text:name="B9780123745149000227-p0485"/>A = a</text:p>
      <text:p text:style-name="P2"><text:bookmark text:name="B9780123745149000227-p0490"/>B = a</text:p>
      <text:p text:style-name="P2"><text:bookmark text:name="B9780123745149000227-p0495"/>Y = a</text:p>
      <text:p text:style-name="P3"><text:bookmark text:name="B9780123745149000227-p0500"/>In a similar vein, suppose we are given the following rules:</text:p>
      <text:p text:style-name="P2"><text:bookmark text:name="B9780123745149000227-p0505"/>takes_lab(S) :- takes(S, C), has_lab(C).</text:p>
      <text:p text:style-name="P2"><text:bookmark text:name="B9780123745149000227-p0510"/>has_lab(D) :- meets_in(D, R), is_lab(R).</text:p>
      <text:p text:style-name="P3"><text:bookmark text:name="B9780123745149000227-p0515"/>(<text:span text:style-name="T10">S</text:span> takes a lab class if <text:span text:style-name="T10">S</text:span> takes <text:span text:style-name="T10">C</text:span> and <text:span text:style-name="T10">C</text:span> is a lab class. Moreover <text:span text:style-name="T10">D</text:span> is a lab class if <text:span text:style-name="T10">D</text:span> meets in room <text:span text:style-name="T10">R</text:span> and <text:span text:style-name="T10">R</text:span> is a lab.) An attempt to resolve these rules will unify the head of the second with the second term in the body of the first, causing <text:span text:style-name="T10">C</text:span> and <text:span text:style-name="T10">D</text:span> to be unified, even though neither is instantiated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NexusSans" svg:font-family="NexusSans, Arial, Helvetica, 'Lucida Sans Unicode', 'Microsoft Sans Serif', 'Segoe UI Symbol', STIXGeneral, 'Cambria Math', 'Arial Unicode MS', sans-serif"/>
    <style:font-face style:name="NexusSerif" svg:font-family="NexusSerif, Georgia, 'Times New Roman', Times, STIXGeneral, 'Cambria Math', 'Lucida Sans Unicode', 'Microsoft Sans Serif', 'Segoe UI Symbol', 'Arial Unicode MS', serif"/>
    <style:font-face style:name="monospace" svg:font-family="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tion" style:family="text">
      <style:text-properties fo:font-style="italic" style:font-style-asian="italic" style:font-style-complex="italic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3T10:15:31.898341615</meta:creation-date>
    <dc:date>2020-03-03T10:19:28.824884070</dc:date>
    <meta:editing-duration>PT1M14S</meta:editing-duration>
    <meta:editing-cycles>1</meta:editing-cycles>
    <meta:document-statistic meta:table-count="0" meta:image-count="0" meta:object-count="0" meta:page-count="3" meta:paragraph-count="54" meta:word-count="646" meta:character-count="3416" meta:non-whitespace-character-count="2824"/>
    <meta:generator>LibreOffice/6.0.7.3$Linux_X86_64 LibreOffice_project/00m0$Build-3</meta:generator>
  </office:meta>
</office:document-meta>
</file>